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EREMIAH 16-20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SEVENTH SERMON (16:1-17:27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SEVENTH SERMON (16:1-17:27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prohibitions-what Jeremiah is not to do (16:1-9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prohibitions-what Jeremiah is not to do (16:1-9)<text:s text:c="1"/></text:span><text:span text:style-name="a452" text:class-names=""/></text:p>
          </draw:text-box>
          <svg:title/>
          <svg:desc/>
        </draw:frame>
        <draw:frame draw:id="id88" presentation:style-name="a467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Marry or have children (16:1-4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Mourn (16:5-7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Mingle (16:8-9):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</draw:page>
      <draw:page draw:name="Slide4" draw:style-name="a468" draw:master-page-name="Master1-Layout12-tx-Title-and-Text" presentation:presentation-page-layout-name="Master1-PPL12" draw:id="Slide-259">
        <draw:frame draw:id="id89" presentation:style-name="a472" draw:name="Title 1" svg:x="1.38in" svg:y="0.4in" svg:width="10.6in" svg:height="1.44965in" presentation:class="title" presentation:placeholder="false">
          <draw:text-box>
            <text:p text:style-name="a471" text:class-names="" text:cond-style-name=""><text:span text:style-name="a469" text:class-names="">SEVENTH SERMON (16:1-17:27)<text:s text:c="1"/></text:span><text:span text:style-name="a470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73" text:class-names=""><text:s text:c="1"/>The prohibitions-what Jeremiah is not to do (16:1-9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The proclamations-what Jeremiah is to do (16:10-18; 17:1-4, 9-11, 19-27)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-title-Title-Slide" presentation:presentation-page-layout-name="Master1-PPL1" draw:id="Slide-260">
        <draw:frame draw:id="id91" presentation:style-name="a487" draw:name="Title 1" svg:x="1.38in" svg:y="0.83in" svg:width="10.3in" svg:height="4.42in" presentation:class="title" presentation:placeholder="false">
          <draw:text-box>
            <text:p text:style-name="a486" text:class-names="" text:cond-style-name=""><text:span text:style-name="a484" text:class-names=""><text:s text:c="1"/>The proclamations-what Jeremiah is to do (16:10-18; 17:1-4, 9-11, 19-27)<text:s text:c="1"/></text:span><text:span text:style-name="a485" text:class-names=""/></text:p>
          </draw:text-box>
          <svg:title/>
          <svg:desc/>
        </draw:frame>
        <draw:frame draw:id="id92" presentation:style-name="a492" draw:name="Subtitle 2" svg:x="1.38in" svg:y="5.25in" svg:width="10.3in" svg:height="1.85in" presentation:class="subtitle" presentation:placeholder="false">
          <draw:text-box>
            <text:p text:style-name="a489" text:class-names="" text:cond-style-name=""><text:span text:style-name="a488" text:class-names=""><text:s text:c="1"/>Explain (16:10-13, 16-18; 17:1-4, 9-11)<text:s text:c="1"/></text:span></text:p>
            <text:p text:style-name="a491" text:class-names="" text:cond-style-name=""><text:span text:style-name="a490" text:class-names=""/></text:p>
          </draw:text-box>
          <svg:title/>
          <svg:desc/>
        </draw:frame>
      </draw:page>
      <draw:page draw:name="Slide6" draw:style-name="a493" draw:master-page-name="Master1-Layout1-title-Title-Slide" presentation:presentation-page-layout-name="Master1-PPL1" draw:id="Slide-261">
        <draw:frame draw:id="id93" presentation:style-name="a497" draw:name="Title 1" svg:x="1.38in" svg:y="0.83in" svg:width="10.3in" svg:height="4.42in" presentation:class="title" presentation:placeholder="false">
          <draw:text-box>
            <text:p text:style-name="a496" text:class-names="" text:cond-style-name=""><text:span text:style-name="a494" text:class-names=""><text:s text:c="1"/>Explain (16:10-13, 16-18; 17:1-4, 9-11)<text:s text:c="1"/></text:span><text:span text:style-name="a495" text:class-names=""/></text:p>
          </draw:text-box>
          <svg:title/>
          <svg:desc/>
        </draw:frame>
        <draw:frame draw:id="id94" presentation:style-name="a502" draw:name="Subtitle 2" svg:x="1.38in" svg:y="5.25in" svg:width="10.3in" svg:height="1.85in" presentation:class="subtitle" presentation:placeholder="false">
          <draw:text-box>
            <text:p text:style-name="a499" text:class-names="" text:cond-style-name=""><text:span text:style-name="a498" text:class-names=""><text:s text:c="1"/>The reason for God's coming judgment (16:10-13, 18; 17:1-4, 9-11): The people have sinned.<text:s text:c="1"/></text:span></text:p>
            <text:p text:style-name="a501" text:class-names="" text:cond-style-name=""><text:span text:style-name="a500" text:class-names=""/></text:p>
          </draw:text-box>
          <svg:title/>
          <svg:desc/>
        </draw:frame>
      </draw:page>
      <draw:page draw:name="Slide7" draw:style-name="a503" draw:master-page-name="Master1-Layout12-tx-Title-and-Text" presentation:presentation-page-layout-name="Master1-PPL12" draw:id="Slide-262">
        <draw:frame draw:id="id95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<text:s text:c="1"/>The reason for God's coming judgment (16:10-13, 18; 17:1-4, 9-11): The people have sinned.<text:s text:c="1"/></text:span><text:span text:style-name="a505" text:class-names=""/></text:p>
          </draw:text-box>
          <svg:title/>
          <svg:desc/>
        </draw:frame>
        <draw:frame draw:id="id96" presentation:style-name="a517" draw:name="Text Placeholder 2" svg:x="1.38in" svg:y="2in" svg:width="9.4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<text:s text:c="1"/>The description of their sin (16:10-13, 18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The depths of their sin (17:1-4, 9-11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8" draw:style-name="a518" draw:master-page-name="Master1-Layout12-tx-Title-and-Text" presentation:presentation-page-layout-name="Master1-PPL12" draw:id="Slide-263">
        <draw:frame draw:id="id97" presentation:style-name="a522" draw:name="Title 1" svg:x="1.38in" svg:y="0.4in" svg:width="10.6in" svg:height="1.44965in" presentation:class="title" presentation:placeholder="false">
          <draw:text-box>
            <text:p text:style-name="a521" text:class-names="" text:cond-style-name=""><text:span text:style-name="a519" text:class-names=""><text:s text:c="1"/>Explain (16:10-13, 16-18; 17:1-4, 9-11)<text:s text:c="1"/></text:span><text:span text:style-name="a520" text:class-names=""/></text:p>
          </draw:text-box>
          <svg:title/>
          <svg:desc/>
        </draw:frame>
        <draw:frame draw:id="id98" presentation:style-name="a532" draw:name="Text Placeholder 2" svg:x="1.38in" svg:y="2in" svg:width="9.4in" svg:height="4.75868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3" text:class-names=""><text:s text:c="1"/>The reason for God's coming judgment (16:10-13, 18; 17:1-4, 9-11): The people have sinned.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<text:s text:c="1"/>The certainty of God's coming judgment (16:16-17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/></text:p>
              </text:list-item>
            </text:list>
          </draw:text-box>
          <svg:title/>
          <svg:desc/>
        </draw:frame>
      </draw:page>
      <draw:page draw:name="Slide9" draw:style-name="a533" draw:master-page-name="Master1-Layout12-tx-Title-and-Text" presentation:presentation-page-layout-name="Master1-PPL12" draw:id="Slide-264">
        <draw:frame draw:id="id99" presentation:style-name="a537" draw:name="Title 1" svg:x="1.38in" svg:y="0.4in" svg:width="10.6in" svg:height="1.44965in" presentation:class="title" presentation:placeholder="false">
          <draw:text-box>
            <text:p text:style-name="a536" text:class-names="" text:cond-style-name=""><text:span text:style-name="a534" text:class-names=""><text:s text:c="1"/>The proclamations-what Jeremiah is to do (16:10-18; 17:1-4, 9-11, 19-27)<text:s text:c="1"/></text:span><text:span text:style-name="a535" text:class-names=""/></text:p>
          </draw:text-box>
          <svg:title/>
          <svg:desc/>
        </draw:frame>
        <draw:frame draw:id="id100" presentation:style-name="a550" draw:name="Text Placeholder 2" svg:x="1.38in" svg:y="2in" svg:width="9.4in" svg:height="4.75868in" presentation:class="outline" presentation:placeholder="false">
          <draw:text-box>
            <text:list text:style-name="a540">
              <text:list-item>
                <text:p text:style-name="a539" text:class-names="" text:cond-style-name=""><text:span text:style-name="a538" text:class-names=""><text:s text:c="1"/>Explain (16:10-13, 16-18; 17:1-4, 9-11)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<text:s text:c="1"/>Encourage (16:14-15):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<text:s text:c="1"/>Exhort (17:19-27):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/></text:p>
              </text:list-item>
            </text:list>
          </draw:text-box>
          <svg:title/>
          <svg:desc/>
        </draw:frame>
      </draw:page>
      <draw:page draw:name="Slide10" draw:style-name="a551" draw:master-page-name="Master1-Layout12-tx-Title-and-Text" presentation:presentation-page-layout-name="Master1-PPL12" draw:id="Slide-265">
        <draw:frame draw:id="id101" presentation:style-name="a555" draw:name="Title 1" svg:x="1.38in" svg:y="0.4in" svg:width="10.6in" svg:height="1.44965in" presentation:class="title" presentation:placeholder="false">
          <draw:text-box>
            <text:p text:style-name="a554" text:class-names="" text:cond-style-name=""><text:span text:style-name="a552" text:class-names="">SEVENTH SERMON (16:1-17:27)<text:s text:c="1"/></text:span><text:span text:style-name="a553" text:class-names=""/></text:p>
          </draw:text-box>
          <svg:title/>
          <svg:desc/>
        </draw:frame>
        <draw:frame draw:id="id102" presentation:style-name="a568" draw:name="Text Placeholder 2" svg:x="1.38in" svg:y="2in" svg:width="9.4in" svg:height="4.75868in" presentation:class="outline" presentation:placeholder="false">
          <draw:text-box>
            <text:list text:style-name="a558">
              <text:list-item>
                <text:p text:style-name="a557" text:class-names="" text:cond-style-name=""><text:span text:style-name="a556" text:class-names=""><text:s text:c="1"/>The prohibitions-what Jeremiah is not to do (16:1-9)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><text:s text:c="1"/>The proclamations-what Jeremiah is to do (16:10-18; 17:1-4, 9-11, 19-27)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><text:s text:c="1"/>The pair of personalities (17:5-8)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/></text:p>
              </text:list-item>
            </text:list>
          </draw:text-box>
          <svg:title/>
          <svg:desc/>
        </draw:frame>
      </draw:page>
      <draw:page draw:name="Slide11" draw:style-name="a569" draw:master-page-name="Master1-Layout12-tx-Title-and-Text" presentation:presentation-page-layout-name="Master1-PPL12" draw:id="Slide-266">
        <draw:frame draw:id="id103" presentation:style-name="a573" draw:name="Title 1" svg:x="1.38in" svg:y="0.4in" svg:width="10.6in" svg:height="1.44965in" presentation:class="title" presentation:placeholder="false">
          <draw:text-box>
            <text:p text:style-name="a572" text:class-names="" text:cond-style-name=""><text:span text:style-name="a570" text:class-names=""><text:s text:c="1"/>The pair of personalities (17:5-8)<text:s text:c="1"/></text:span><text:span text:style-name="a571" text:class-names=""/></text:p>
          </draw:text-box>
          <svg:title/>
          <svg:desc/>
        </draw:frame>
        <draw:frame draw:id="id104" presentation:style-name="a583" draw:name="Text Placeholder 2" svg:x="1.38in" svg:y="2in" svg:width="9.4in" svg:height="4.75868in" presentation:class="outline" presentation:placeholder="false">
          <draw:text-box>
            <text:list text:style-name="a576">
              <text:list-item>
                <text:p text:style-name="a575" text:class-names="" text:cond-style-name=""><text:span text:style-name="a574" text:class-names=""><text:s text:c="1"/>The godless and fruitless man (17:5-6):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The godly and fruitful man (17:7-8):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/></text:p>
              </text:list-item>
            </text:list>
          </draw:text-box>
          <svg:title/>
          <svg:desc/>
        </draw:frame>
      </draw:page>
      <draw:page draw:name="Slide12" draw:style-name="a584" draw:master-page-name="Master1-Layout12-tx-Title-and-Text" presentation:presentation-page-layout-name="Master1-PPL12" draw:id="Slide-267">
        <draw:frame draw:id="id105" presentation:style-name="a588" draw:name="Title 1" svg:x="1.38in" svg:y="0.4in" svg:width="10.6in" svg:height="1.44965in" presentation:class="title" presentation:placeholder="false">
          <draw:text-box>
            <text:p text:style-name="a587" text:class-names="" text:cond-style-name=""><text:span text:style-name="a585" text:class-names="">SEVENTH SERMON (16:1-17:27)<text:s text:c="1"/></text:span><text:span text:style-name="a586" text:class-names=""/></text:p>
          </draw:text-box>
          <svg:title/>
          <svg:desc/>
        </draw:frame>
        <draw:frame draw:id="id106" presentation:style-name="a604" draw:name="Text Placeholder 2" svg:x="1.38in" svg:y="2in" svg:width="9.4in" svg:height="4.75868in" presentation:class="outline" presentation:placeholder="false">
          <draw:text-box>
            <text:list text:style-name="a591">
              <text:list-item>
                <text:p text:style-name="a590" text:class-names="" text:cond-style-name=""><text:span text:style-name="a589" text:class-names=""><text:s text:c="1"/>The prohibitions-what Jeremiah is not to do (16:1-9)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<text:s text:c="1"/>The proclamations-what Jeremiah is to do (16:10-18; 17:1-4, 9-11, 19-27)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<text:s text:c="1"/>The pair of personalities (17:5-8)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<text:s text:c="1"/>The prayers (16:19-21; 17:12-18)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/></text:p>
              </text:list-item>
            </text:list>
          </draw:text-box>
          <svg:title/>
          <svg:desc/>
        </draw:frame>
      </draw:page>
      <draw:page draw:name="Slide13" draw:style-name="a605" draw:master-page-name="Master1-Layout12-tx-Title-and-Text" presentation:presentation-page-layout-name="Master1-PPL12" draw:id="Slide-268">
        <draw:frame draw:id="id107" presentation:style-name="a609" draw:name="Title 1" svg:x="1.38in" svg:y="0.4in" svg:width="10.6in" svg:height="1.44965in" presentation:class="title" presentation:placeholder="false">
          <draw:text-box>
            <text:p text:style-name="a608" text:class-names="" text:cond-style-name=""><text:span text:style-name="a606" text:class-names=""><text:s text:c="1"/>The prayers (16:19-21; 17:12-18)<text:s text:c="1"/></text:span><text:span text:style-name="a607" text:class-names=""/></text:p>
          </draw:text-box>
          <svg:title/>
          <svg:desc/>
        </draw:frame>
        <draw:frame draw:id="id108" presentation:style-name="a619" draw:name="Text Placeholder 2" svg:x="1.38in" svg:y="2in" svg:width="9.4in" svg:height="4.75868in" presentation:class="outline" presentation:placeholder="false">
          <draw:text-box>
            <text:list text:style-name="a612">
              <text:list-item>
                <text:p text:style-name="a611" text:class-names="" text:cond-style-name=""><text:span text:style-name="a610" text:class-names=""><text:s text:c="1"/>First (16:19-21):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<text:s text:c="1"/>Second (17:12-18):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/></text:p>
              </text:list-item>
            </text:list>
          </draw:text-box>
          <svg:title/>
          <svg:desc/>
        </draw:frame>
      </draw:page>
      <draw:page draw:name="Slide14" draw:style-name="a620" draw:master-page-name="Master1-Layout12-tx-Title-and-Text" presentation:presentation-page-layout-name="Master1-PPL12" draw:id="Slide-269">
        <draw:frame draw:id="id109" presentation:style-name="a624" draw:name="Title 1" svg:x="1.38in" svg:y="0.4in" svg:width="10.6in" svg:height="1.44965in" presentation:class="title" presentation:placeholder="false">
          <draw:text-box>
            <text:p text:style-name="a623" text:class-names="" text:cond-style-name=""><text:span text:style-name="a621" text:class-names="">SEVENTH SERMON (16:1-17:27)<text:s text:c="1"/></text:span><text:span text:style-name="a622" text:class-names=""/></text:p>
          </draw:text-box>
          <svg:title/>
          <svg:desc/>
        </draw:frame>
        <draw:frame draw:id="id110" presentation:style-name="a640" draw:name="Text Placeholder 2" svg:x="1.38in" svg:y="2in" svg:width="9.4in" svg:height="4.75868in" presentation:class="outline" presentation:placeholder="false">
          <draw:text-box>
            <text:list text:style-name="a627">
              <text:list-item>
                <text:p text:style-name="a626" text:class-names="" text:cond-style-name=""><text:span text:style-name="a625" text:class-names=""><text:s text:c="1"/>The prohibitions-what Jeremiah is not to do (16:1-9)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<text:s text:c="1"/>The proclamations-what Jeremiah is to do (16:10-18; 17:1-4, 9-11, 19-27)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<text:s text:c="1"/>The pair of personalities (17:5-8)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<text:s text:c="1"/>The prayers (16:19-21; 17:12-18)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/></text:p>
              </text:list-item>
            </text:list>
          </draw:text-box>
          <svg:title/>
          <svg:desc/>
        </draw:frame>
      </draw:page>
      <draw:page draw:name="Slide15" draw:style-name="a641" draw:master-page-name="Master1-Layout12-tx-Title-and-Text" presentation:presentation-page-layout-name="Master1-PPL12" draw:id="Slide-270">
        <draw:frame draw:id="id111" presentation:style-name="a645" draw:name="Title 1" svg:x="1.38in" svg:y="0.4in" svg:width="10.6in" svg:height="1.44965in" presentation:class="title" presentation:placeholder="false">
          <draw:text-box>
            <text:p text:style-name="a644" text:class-names="" text:cond-style-name=""><text:span text:style-name="a642" text:class-names="">JEREMIAH 16-20<text:s text:c="1"/></text:span><text:span text:style-name="a643" text:class-names=""/></text:p>
          </draw:text-box>
          <svg:title/>
          <svg:desc/>
        </draw:frame>
        <draw:frame draw:id="id112" presentation:style-name="a655" draw:name="Text Placeholder 2" svg:x="1.38in" svg:y="2in" svg:width="9.4in" svg:height="4.75868in" presentation:class="outline" presentation:placeholder="false">
          <draw:text-box>
            <text:list text:style-name="a648">
              <text:list-item>
                <text:p text:style-name="a647" text:class-names="" text:cond-style-name=""><text:span text:style-name="a646" text:class-names="">SEVENTH SERMON (16:1-17:27)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>EIGHTH SERMON (18:1-20:18)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/></text:p>
              </text:list-item>
            </text:list>
          </draw:text-box>
          <svg:title/>
          <svg:desc/>
        </draw:frame>
      </draw:page>
      <draw:page draw:name="Slide16" draw:style-name="a656" draw:master-page-name="Master1-Layout1-title-Title-Slide" presentation:presentation-page-layout-name="Master1-PPL1" draw:id="Slide-271">
        <draw:frame draw:id="id113" presentation:style-name="a660" draw:name="Title 1" svg:x="1.38in" svg:y="0.83in" svg:width="10.3in" svg:height="4.42in" presentation:class="title" presentation:placeholder="false">
          <draw:text-box>
            <text:p text:style-name="a659" text:class-names="" text:cond-style-name=""><text:span text:style-name="a657" text:class-names="">EIGHTH SERMON (18:1-20:18)<text:s text:c="1"/></text:span><text:span text:style-name="a658" text:class-names=""/></text:p>
          </draw:text-box>
          <svg:title/>
          <svg:desc/>
        </draw:frame>
        <draw:frame draw:id="id114" presentation:style-name="a665" draw:name="Subtitle 2" svg:x="1.38in" svg:y="5.25in" svg:width="10.3in" svg:height="1.85in" presentation:class="subtitle" presentation:placeholder="false">
          <draw:text-box>
            <text:p text:style-name="a662" text:class-names="" text:cond-style-name=""><text:span text:style-name="a661" text:class-names=""><text:s text:c="1"/>The prophet and the potter (18:1-19:15)<text:s text:c="1"/></text:span></text:p>
            <text:p text:style-name="a664" text:class-names="" text:cond-style-name=""><text:span text:style-name="a663" text:class-names=""/></text:p>
          </draw:text-box>
          <svg:title/>
          <svg:desc/>
        </draw:frame>
      </draw:page>
      <draw:page draw:name="Slide17" draw:style-name="a666" draw:master-page-name="Master1-Layout1-title-Title-Slide" presentation:presentation-page-layout-name="Master1-PPL1" draw:id="Slide-272">
        <draw:frame draw:id="id115" presentation:style-name="a670" draw:name="Title 1" svg:x="1.38in" svg:y="0.83in" svg:width="10.3in" svg:height="4.42in" presentation:class="title" presentation:placeholder="false">
          <draw:text-box>
            <text:p text:style-name="a669" text:class-names="" text:cond-style-name=""><text:span text:style-name="a667" text:class-names=""><text:s text:c="1"/>The prophet and the potter (18:1-19:15)<text:s text:c="1"/></text:span><text:span text:style-name="a668" text:class-names=""/></text:p>
          </draw:text-box>
          <svg:title/>
          <svg:desc/>
        </draw:frame>
        <draw:frame draw:id="id116" presentation:style-name="a675" draw:name="Subtitle 2" svg:x="1.38in" svg:y="5.25in" svg:width="10.3in" svg:height="1.85in" presentation:class="subtitle" presentation:placeholder="false">
          <draw:text-box>
            <text:p text:style-name="a672" text:class-names="" text:cond-style-name=""><text:span text:style-name="a671" text:class-names=""><text:s text:c="1"/>Jeremiah's first visit to the potter's house (18:1-23)<text:s text:c="1"/></text:span></text:p>
            <text:p text:style-name="a674" text:class-names="" text:cond-style-name=""><text:span text:style-name="a673" text:class-names=""/></text:p>
          </draw:text-box>
          <svg:title/>
          <svg:desc/>
        </draw:frame>
      </draw:page>
      <draw:page draw:name="Slide18" draw:style-name="a676" draw:master-page-name="Master1-Layout1-title-Title-Slide" presentation:presentation-page-layout-name="Master1-PPL1" draw:id="Slide-273">
        <draw:frame draw:id="id117" presentation:style-name="a680" draw:name="Title 1" svg:x="1.38in" svg:y="0.83in" svg:width="10.3in" svg:height="4.42in" presentation:class="title" presentation:placeholder="false">
          <draw:text-box>
            <text:p text:style-name="a679" text:class-names="" text:cond-style-name=""><text:span text:style-name="a677" text:class-names=""><text:s text:c="1"/>Jeremiah's first visit to the potter's house (18:1-23)<text:s text:c="1"/></text:span><text:span text:style-name="a678" text:class-names=""/></text:p>
          </draw:text-box>
          <svg:title/>
          <svg:desc/>
        </draw:frame>
        <draw:frame draw:id="id118" presentation:style-name="a685" draw:name="Subtitle 2" svg:x="1.38in" svg:y="5.25in" svg:width="10.3in" svg:height="1.85in" presentation:class="subtitle" presentation:placeholder="false">
          <draw:text-box>
            <text:p text:style-name="a682" text:class-names="" text:cond-style-name=""><text:span text:style-name="a681" text:class-names=""><text:s text:c="1"/>The parable (18:1-17)<text:s text:c="1"/></text:span></text:p>
            <text:p text:style-name="a684" text:class-names="" text:cond-style-name=""><text:span text:style-name="a683" text:class-names=""/></text:p>
          </draw:text-box>
          <svg:title/>
          <svg:desc/>
        </draw:frame>
      </draw:page>
      <draw:page draw:name="Slide19" draw:style-name="a686" draw:master-page-name="Master1-Layout12-tx-Title-and-Text" presentation:presentation-page-layout-name="Master1-PPL12" draw:id="Slide-274">
        <draw:frame draw:id="id119" presentation:style-name="a690" draw:name="Title 1" svg:x="1.38in" svg:y="0.4in" svg:width="10.6in" svg:height="1.44965in" presentation:class="title" presentation:placeholder="false">
          <draw:text-box>
            <text:p text:style-name="a689" text:class-names="" text:cond-style-name=""><text:span text:style-name="a687" text:class-names=""><text:s text:c="1"/>The parable (18:1-17)<text:s text:c="1"/></text:span><text:span text:style-name="a688" text:class-names=""/></text:p>
          </draw:text-box>
          <svg:title/>
          <svg:desc/>
        </draw:frame>
        <draw:frame draw:id="id120" presentation:style-name="a703" draw:name="Text Placeholder 2" svg:x="1.38in" svg:y="2in" svg:width="9.4in" svg:height="4.75868in" presentation:class="outline" presentation:placeholder="false">
          <draw:text-box>
            <text:list text:style-name="a693">
              <text:list-item>
                <text:p text:style-name="a692" text:class-names="" text:cond-style-name=""><text:span text:style-name="a691" text:class-names=""><text:s text:c="1"/>What he sees (18:1-4):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<text:s text:c="1"/>What he hears (18:5-10):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><text:s text:c="1"/>What he says (18:11-17):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/></text:p>
              </text:list-item>
            </text:list>
          </draw:text-box>
          <svg:title/>
          <svg:desc/>
        </draw:frame>
      </draw:page>
      <draw:page draw:name="Slide20" draw:style-name="a704" draw:master-page-name="Master1-Layout12-tx-Title-and-Text" presentation:presentation-page-layout-name="Master1-PPL12" draw:id="Slide-275">
        <draw:frame draw:id="id121" presentation:style-name="a708" draw:name="Title 1" svg:x="1.38in" svg:y="0.4in" svg:width="10.6in" svg:height="1.44965in" presentation:class="title" presentation:placeholder="false">
          <draw:text-box>
            <text:p text:style-name="a707" text:class-names="" text:cond-style-name=""><text:span text:style-name="a705" text:class-names=""><text:s text:c="1"/>Jeremiah's first visit to the potter's house (18:1-23)<text:s text:c="1"/></text:span><text:span text:style-name="a706" text:class-names=""/></text:p>
          </draw:text-box>
          <svg:title/>
          <svg:desc/>
        </draw:frame>
        <draw:frame draw:id="id122" presentation:style-name="a721" draw:name="Text Placeholder 2" svg:x="1.38in" svg:y="2in" svg:width="9.4in" svg:height="4.75868in" presentation:class="outline" presentation:placeholder="false">
          <draw:text-box>
            <text:list text:style-name="a711">
              <text:list-item>
                <text:p text:style-name="a710" text:class-names="" text:cond-style-name=""><text:span text:style-name="a709" text:class-names=""><text:s text:c="1"/>The parable (18:1-17)<text:s text:c="1"/>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><text:s text:c="1"/>The plot (18:18):<text:s text:c="1"/>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><text:s text:c="1"/>The prayers (18:19-23):<text:s text:c="1"/>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/></text:p>
              </text:list-item>
            </text:list>
          </draw:text-box>
          <svg:title/>
          <svg:desc/>
        </draw:frame>
      </draw:page>
      <draw:page draw:name="Slide21" draw:style-name="a722" draw:master-page-name="Master1-Layout12-tx-Title-and-Text" presentation:presentation-page-layout-name="Master1-PPL12" draw:id="Slide-276">
        <draw:frame draw:id="id123" presentation:style-name="a726" draw:name="Title 1" svg:x="1.38in" svg:y="0.4in" svg:width="10.6in" svg:height="1.44965in" presentation:class="title" presentation:placeholder="false">
          <draw:text-box>
            <text:p text:style-name="a725" text:class-names="" text:cond-style-name=""><text:span text:style-name="a723" text:class-names=""><text:s text:c="1"/>The prophet and the potter (18:1-19:15)<text:s text:c="1"/></text:span><text:span text:style-name="a724" text:class-names=""/></text:p>
          </draw:text-box>
          <svg:title/>
          <svg:desc/>
        </draw:frame>
        <draw:frame draw:id="id124" presentation:style-name="a736" draw:name="Text Placeholder 2" svg:x="1.38in" svg:y="2in" svg:width="9.4in" svg:height="4.75868in" presentation:class="outline" presentation:placeholder="false">
          <draw:text-box>
            <text:list text:style-name="a729">
              <text:list-item>
                <text:p text:style-name="a728" text:class-names="" text:cond-style-name=""><text:span text:style-name="a727" text:class-names=""><text:s text:c="1"/>Jeremiah's first visit to the potter's house (18:1-23)<text:s text:c="1"/>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><text:s text:c="1"/>Jeremiah's second visit to the potter's house (19:1-15)<text:s text:c="1"/>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/></text:p>
              </text:list-item>
            </text:list>
          </draw:text-box>
          <svg:title/>
          <svg:desc/>
        </draw:frame>
      </draw:page>
      <draw:page draw:name="Slide22" draw:style-name="a737" draw:master-page-name="Master1-Layout12-tx-Title-and-Text" presentation:presentation-page-layout-name="Master1-PPL12" draw:id="Slide-277">
        <draw:frame draw:id="id125" presentation:style-name="a741" draw:name="Title 1" svg:x="1.38in" svg:y="0.4in" svg:width="10.6in" svg:height="1.44965in" presentation:class="title" presentation:placeholder="false">
          <draw:text-box>
            <text:p text:style-name="a740" text:class-names="" text:cond-style-name=""><text:span text:style-name="a738" text:class-names=""><text:s text:c="1"/>Jeremiah's second visit to the potter's house (19:1-15)<text:s text:c="1"/></text:span><text:span text:style-name="a739" text:class-names=""/></text:p>
          </draw:text-box>
          <svg:title/>
          <svg:desc/>
        </draw:frame>
        <draw:frame draw:id="id126" presentation:style-name="a751" draw:name="Text Placeholder 2" svg:x="1.38in" svg:y="2in" svg:width="9.4in" svg:height="4.75868in" presentation:class="outline" presentation:placeholder="false">
          <draw:text-box>
            <text:list text:style-name="a744">
              <text:list-item>
                <text:p text:style-name="a743" text:class-names="" text:cond-style-name=""><text:span text:style-name="a742" text:class-names=""><text:s text:c="1"/>The jar (19:1-2): "The LORD said to me, 'Go and buy a clay jar.'^11^<text:s text:c="1"/>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><text:s text:c="1"/>The judgment (19:3-15)<text:s text:c="1"/>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/></text:p>
              </text:list-item>
            </text:list>
          </draw:text-box>
          <svg:title/>
          <svg:desc/>
        </draw:frame>
      </draw:page>
      <draw:page draw:name="Slide23" draw:style-name="a752" draw:master-page-name="Master1-Layout12-tx-Title-and-Text" presentation:presentation-page-layout-name="Master1-PPL12" draw:id="Slide-278">
        <draw:frame draw:id="id127" presentation:style-name="a756" draw:name="Title 1" svg:x="1.38in" svg:y="0.4in" svg:width="10.6in" svg:height="1.44965in" presentation:class="title" presentation:placeholder="false">
          <draw:text-box>
            <text:p text:style-name="a755" text:class-names="" text:cond-style-name=""><text:span text:style-name="a753" text:class-names=""><text:s text:c="1"/>The judgment (19:3-15)<text:s text:c="1"/></text:span><text:span text:style-name="a754" text:class-names=""/></text:p>
          </draw:text-box>
          <svg:title/>
          <svg:desc/>
        </draw:frame>
        <draw:frame draw:id="id128" presentation:style-name="a766" draw:name="Text Placeholder 2" svg:x="1.38in" svg:y="2in" svg:width="9.4in" svg:height="4.75868in" presentation:class="outline" presentation:placeholder="false">
          <draw:text-box>
            <text:list text:style-name="a759">
              <text:list-item>
                <text:p text:style-name="a758" text:class-names="" text:cond-style-name=""><text:span text:style-name="a757" text:class-names=""><text:s text:c="1"/>It is severe (19:3-9):<text:s text:c="1"/>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><text:s text:c="1"/>It is symbolic (19:10-15):<text:s text:c="1"/>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/></text:p>
              </text:list-item>
            </text:list>
          </draw:text-box>
          <svg:title/>
          <svg:desc/>
        </draw:frame>
      </draw:page>
      <draw:page draw:name="Slide24" draw:style-name="a767" draw:master-page-name="Master1-Layout12-tx-Title-and-Text" presentation:presentation-page-layout-name="Master1-PPL12" draw:id="Slide-279">
        <draw:frame draw:id="id129" presentation:style-name="a771" draw:name="Title 1" svg:x="1.38in" svg:y="0.4in" svg:width="10.6in" svg:height="1.44965in" presentation:class="title" presentation:placeholder="false">
          <draw:text-box>
            <text:p text:style-name="a770" text:class-names="" text:cond-style-name=""><text:span text:style-name="a768" text:class-names=""><text:s text:c="1"/>Jeremiah's second visit to the potter's house (19:1-15)<text:s text:c="1"/></text:span><text:span text:style-name="a769" text:class-names=""/></text:p>
          </draw:text-box>
          <svg:title/>
          <svg:desc/>
        </draw:frame>
        <draw:frame draw:id="id130" presentation:style-name="a781" draw:name="Text Placeholder 2" svg:x="1.38in" svg:y="2in" svg:width="9.4in" svg:height="4.75868in" presentation:class="outline" presentation:placeholder="false">
          <draw:text-box>
            <text:list text:style-name="a774">
              <text:list-item>
                <text:p text:style-name="a773" text:class-names="" text:cond-style-name=""><text:span text:style-name="a772" text:class-names=""><text:s text:c="1"/>The jar (19:1-2): "The LORD said to me, 'Go and buy a clay jar.'^11^<text:s text:c="1"/>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><text:s text:c="1"/>The judgment (19:3-15)<text:s text:c="1"/>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/></text:p>
              </text:list-item>
            </text:list>
          </draw:text-box>
          <svg:title/>
          <svg:desc/>
        </draw:frame>
      </draw:page>
      <draw:page draw:name="Slide25" draw:style-name="a782" draw:master-page-name="Master1-Layout12-tx-Title-and-Text" presentation:presentation-page-layout-name="Master1-PPL12" draw:id="Slide-280">
        <draw:frame draw:id="id131" presentation:style-name="a786" draw:name="Title 1" svg:x="1.38in" svg:y="0.4in" svg:width="10.6in" svg:height="1.44965in" presentation:class="title" presentation:placeholder="false">
          <draw:text-box>
            <text:p text:style-name="a785" text:class-names="" text:cond-style-name=""><text:span text:style-name="a783" text:class-names=""><text:s text:c="1"/>The prophet and the potter (18:1-19:15)<text:s text:c="1"/></text:span><text:span text:style-name="a784" text:class-names=""/></text:p>
          </draw:text-box>
          <svg:title/>
          <svg:desc/>
        </draw:frame>
        <draw:frame draw:id="id132" presentation:style-name="a796" draw:name="Text Placeholder 2" svg:x="1.38in" svg:y="2in" svg:width="9.4in" svg:height="4.75868in" presentation:class="outline" presentation:placeholder="false">
          <draw:text-box>
            <text:list text:style-name="a789">
              <text:list-item>
                <text:p text:style-name="a788" text:class-names="" text:cond-style-name=""><text:span text:style-name="a787" text:class-names=""><text:s text:c="1"/>Jeremiah's first visit to the potter's house (18:1-23)<text:s text:c="1"/>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><text:s text:c="1"/>Jeremiah's second visit to the potter's house (19:1-15)<text:s text:c="1"/>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/></text:p>
              </text:list-item>
            </text:list>
          </draw:text-box>
          <svg:title/>
          <svg:desc/>
        </draw:frame>
      </draw:page>
      <draw:page draw:name="Slide26" draw:style-name="a797" draw:master-page-name="Master1-Layout12-tx-Title-and-Text" presentation:presentation-page-layout-name="Master1-PPL12" draw:id="Slide-281">
        <draw:frame draw:id="id133" presentation:style-name="a801" draw:name="Title 1" svg:x="1.38in" svg:y="0.4in" svg:width="10.6in" svg:height="1.44965in" presentation:class="title" presentation:placeholder="false">
          <draw:text-box>
            <text:p text:style-name="a800" text:class-names="" text:cond-style-name=""><text:span text:style-name="a798" text:class-names="">EIGHTH SERMON (18:1-20:18)<text:s text:c="1"/></text:span><text:span text:style-name="a799" text:class-names=""/></text:p>
          </draw:text-box>
          <svg:title/>
          <svg:desc/>
        </draw:frame>
        <draw:frame draw:id="id134" presentation:style-name="a811" draw:name="Text Placeholder 2" svg:x="1.38in" svg:y="2in" svg:width="9.4in" svg:height="4.75868in" presentation:class="outline" presentation:placeholder="false">
          <draw:text-box>
            <text:list text:style-name="a804">
              <text:list-item>
                <text:p text:style-name="a803" text:class-names="" text:cond-style-name=""><text:span text:style-name="a802" text:class-names=""><text:s text:c="1"/>The prophet and the potter (18:1-19:15)<text:s text:c="1"/></text:span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><text:s text:c="1"/>The prophet and the priest (20:1-18)<text:s text:c="1"/></text:span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/></text:p>
              </text:list-item>
            </text:list>
          </draw:text-box>
          <svg:title/>
          <svg:desc/>
        </draw:frame>
      </draw:page>
      <draw:page draw:name="Slide27" draw:style-name="a812" draw:master-page-name="Master1-Layout1-title-Title-Slide" presentation:presentation-page-layout-name="Master1-PPL1" draw:id="Slide-282">
        <draw:frame draw:id="id135" presentation:style-name="a816" draw:name="Title 1" svg:x="1.38in" svg:y="0.83in" svg:width="10.3in" svg:height="4.42in" presentation:class="title" presentation:placeholder="false">
          <draw:text-box>
            <text:p text:style-name="a815" text:class-names="" text:cond-style-name=""><text:span text:style-name="a813" text:class-names=""><text:s text:c="1"/>The prophet and the priest (20:1-18)<text:s text:c="1"/></text:span><text:span text:style-name="a814" text:class-names=""/></text:p>
          </draw:text-box>
          <svg:title/>
          <svg:desc/>
        </draw:frame>
        <draw:frame draw:id="id136" presentation:style-name="a821" draw:name="Subtitle 2" svg:x="1.38in" svg:y="5.25in" svg:width="10.3in" svg:height="1.85in" presentation:class="subtitle" presentation:placeholder="false">
          <draw:text-box>
            <text:p text:style-name="a818" text:class-names="" text:cond-style-name=""><text:span text:style-name="a817" text:class-names=""><text:s text:c="1"/>The confrontation (20:1-6)<text:s text:c="1"/></text:span></text:p>
            <text:p text:style-name="a820" text:class-names="" text:cond-style-name=""><text:span text:style-name="a819" text:class-names=""/></text:p>
          </draw:text-box>
          <svg:title/>
          <svg:desc/>
        </draw:frame>
      </draw:page>
      <draw:page draw:name="Slide28" draw:style-name="a822" draw:master-page-name="Master1-Layout12-tx-Title-and-Text" presentation:presentation-page-layout-name="Master1-PPL12" draw:id="Slide-283">
        <draw:frame draw:id="id137" presentation:style-name="a826" draw:name="Title 1" svg:x="1.38in" svg:y="0.4in" svg:width="10.6in" svg:height="1.44965in" presentation:class="title" presentation:placeholder="false">
          <draw:text-box>
            <text:p text:style-name="a825" text:class-names="" text:cond-style-name=""><text:span text:style-name="a823" text:class-names=""><text:s text:c="1"/>The confrontation (20:1-6)<text:s text:c="1"/></text:span><text:span text:style-name="a824" text:class-names=""/></text:p>
          </draw:text-box>
          <svg:title/>
          <svg:desc/>
        </draw:frame>
        <draw:frame draw:id="id138" presentation:style-name="a836" draw:name="Text Placeholder 2" svg:x="1.38in" svg:y="2in" svg:width="9.4in" svg:height="4.75868in" presentation:class="outline" presentation:placeholder="false">
          <draw:text-box>
            <text:list text:style-name="a829">
              <text:list-item>
                <text:p text:style-name="a828" text:class-names="" text:cond-style-name=""><text:span text:style-name="a827" text:class-names=""><text:s text:c="1"/>Jeremiah's imprisonment (20:1-2):<text:s text:c="1"/></text:span></text:p>
              </text:list-item>
            </text:list>
            <text:list text:style-name="a832">
              <text:list-item>
                <text:p text:style-name="a831" text:class-names="" text:cond-style-name=""><text:span text:style-name="a830" text:class-names=""><text:s text:c="1"/>Jeremiah's indictment (20:3-6):<text:s text:c="1"/></text:span></text:p>
              </text:list-item>
            </text:list>
            <text:list text:style-name="a835">
              <text:list-item>
                <text:p text:style-name="a834" text:class-names="" text:cond-style-name=""><text:span text:style-name="a833" text:class-names=""/></text:p>
              </text:list-item>
            </text:list>
          </draw:text-box>
          <svg:title/>
          <svg:desc/>
        </draw:frame>
      </draw:page>
      <draw:page draw:name="Slide29" draw:style-name="a837" draw:master-page-name="Master1-Layout12-tx-Title-and-Text" presentation:presentation-page-layout-name="Master1-PPL12" draw:id="Slide-284">
        <draw:frame draw:id="id139" presentation:style-name="a841" draw:name="Title 1" svg:x="1.38in" svg:y="0.4in" svg:width="10.6in" svg:height="1.44965in" presentation:class="title" presentation:placeholder="false">
          <draw:text-box>
            <text:p text:style-name="a840" text:class-names="" text:cond-style-name=""><text:span text:style-name="a838" text:class-names=""><text:s text:c="1"/>Jeremiah's indictment (20:3-6):<text:s text:c="1"/></text:span><text:span text:style-name="a839" text:class-names=""/></text:p>
          </draw:text-box>
          <svg:title/>
          <svg:desc/>
        </draw:frame>
        <draw:frame draw:id="id140" presentation:style-name="a851" draw:name="Text Placeholder 2" svg:x="1.38in" svg:y="2in" svg:width="9.4in" svg:height="4.75868in" presentation:class="outline" presentation:placeholder="false">
          <draw:text-box>
            <text:list text:style-name="a844">
              <text:list-item>
                <text:p text:style-name="a843" text:class-names="" text:cond-style-name=""><text:span text:style-name="a842" text:class-names=""><text:s text:c="1"/>All his friends are killed or taken to Babylon (20:3-5).<text:s text:c="1"/></text:span></text:p>
              </text:list-item>
            </text:list>
            <text:list text:style-name="a847">
              <text:list-item>
                <text:p text:style-name="a846" text:class-names="" text:cond-style-name=""><text:span text:style-name="a845" text:class-names=""><text:s text:c="1"/>He and his family are carried into captivity, never to return (20:6).<text:s text:c="1"/></text:span></text:p>
              </text:list-item>
            </text:list>
            <text:list text:style-name="a850">
              <text:list-item>
                <text:p text:style-name="a849" text:class-names="" text:cond-style-name=""><text:span text:style-name="a848" text:class-names=""/></text:p>
              </text:list-item>
            </text:list>
          </draw:text-box>
          <svg:title/>
          <svg:desc/>
        </draw:frame>
      </draw:page>
      <draw:page draw:name="Slide30" draw:style-name="a852" draw:master-page-name="Master1-Layout12-tx-Title-and-Text" presentation:presentation-page-layout-name="Master1-PPL12" draw:id="Slide-285">
        <draw:frame draw:id="id141" presentation:style-name="a856" draw:name="Title 1" svg:x="1.38in" svg:y="0.4in" svg:width="10.6in" svg:height="1.44965in" presentation:class="title" presentation:placeholder="false">
          <draw:text-box>
            <text:p text:style-name="a855" text:class-names="" text:cond-style-name=""><text:span text:style-name="a853" text:class-names=""><text:s text:c="1"/>The confrontation (20:1-6)<text:s text:c="1"/></text:span><text:span text:style-name="a854" text:class-names=""/></text:p>
          </draw:text-box>
          <svg:title/>
          <svg:desc/>
        </draw:frame>
        <draw:frame draw:id="id142" presentation:style-name="a866" draw:name="Text Placeholder 2" svg:x="1.38in" svg:y="2in" svg:width="9.4in" svg:height="4.75868in" presentation:class="outline" presentation:placeholder="false">
          <draw:text-box>
            <text:list text:style-name="a859">
              <text:list-item>
                <text:p text:style-name="a858" text:class-names="" text:cond-style-name=""><text:span text:style-name="a857" text:class-names=""><text:s text:c="1"/>Jeremiah's imprisonment (20:1-2):<text:s text:c="1"/></text:span></text:p>
              </text:list-item>
            </text:list>
            <text:list text:style-name="a862">
              <text:list-item>
                <text:p text:style-name="a861" text:class-names="" text:cond-style-name=""><text:span text:style-name="a860" text:class-names=""><text:s text:c="1"/>Jeremiah's indictment (20:3-6):<text:s text:c="1"/></text:span></text:p>
              </text:list-item>
            </text:list>
            <text:list text:style-name="a865">
              <text:list-item>
                <text:p text:style-name="a864" text:class-names="" text:cond-style-name=""><text:span text:style-name="a863" text:class-names=""/></text:p>
              </text:list-item>
            </text:list>
          </draw:text-box>
          <svg:title/>
          <svg:desc/>
        </draw:frame>
      </draw:page>
      <draw:page draw:name="Slide31" draw:style-name="a867" draw:master-page-name="Master1-Layout12-tx-Title-and-Text" presentation:presentation-page-layout-name="Master1-PPL12" draw:id="Slide-286">
        <draw:frame draw:id="id143" presentation:style-name="a871" draw:name="Title 1" svg:x="1.38in" svg:y="0.4in" svg:width="10.6in" svg:height="1.44965in" presentation:class="title" presentation:placeholder="false">
          <draw:text-box>
            <text:p text:style-name="a870" text:class-names="" text:cond-style-name=""><text:span text:style-name="a868" text:class-names=""><text:s text:c="1"/>The prophet and the priest (20:1-18)<text:s text:c="1"/></text:span><text:span text:style-name="a869" text:class-names=""/></text:p>
          </draw:text-box>
          <svg:title/>
          <svg:desc/>
        </draw:frame>
        <draw:frame draw:id="id144" presentation:style-name="a881" draw:name="Text Placeholder 2" svg:x="1.38in" svg:y="2in" svg:width="9.4in" svg:height="4.75868in" presentation:class="outline" presentation:placeholder="false">
          <draw:text-box>
            <text:list text:style-name="a874">
              <text:list-item>
                <text:p text:style-name="a873" text:class-names="" text:cond-style-name=""><text:span text:style-name="a872" text:class-names=""><text:s text:c="1"/>The confrontation (20:1-6)<text:s text:c="1"/></text:span></text:p>
              </text:list-item>
            </text:list>
            <text:list text:style-name="a877">
              <text:list-item>
                <text:p text:style-name="a876" text:class-names="" text:cond-style-name=""><text:span text:style-name="a875" text:class-names=""><text:s text:c="1"/>The complaints (20:7-8, 10, 14-18).<text:s text:c="1"/></text:span></text:p>
              </text:list-item>
            </text:list>
            <text:list text:style-name="a880">
              <text:list-item>
                <text:p text:style-name="a879" text:class-names="" text:cond-style-name=""><text:span text:style-name="a878" text:class-names=""/></text:p>
              </text:list-item>
            </text:list>
          </draw:text-box>
          <svg:title/>
          <svg:desc/>
        </draw:frame>
      </draw:page>
      <draw:page draw:name="Slide32" draw:style-name="a882" draw:master-page-name="Master1-Layout12-tx-Title-and-Text" presentation:presentation-page-layout-name="Master1-PPL12" draw:id="Slide-287">
        <draw:frame draw:id="id145" presentation:style-name="a886" draw:name="Title 1" svg:x="1.38in" svg:y="0.4in" svg:width="10.6in" svg:height="1.44965in" presentation:class="title" presentation:placeholder="false">
          <draw:text-box>
            <text:p text:style-name="a885" text:class-names="" text:cond-style-name=""><text:span text:style-name="a883" text:class-names=""><text:s text:c="1"/>The complaints (20:7-8, 10, 14-18).<text:s text:c="1"/></text:span><text:span text:style-name="a884" text:class-names=""/></text:p>
          </draw:text-box>
          <svg:title/>
          <svg:desc/>
        </draw:frame>
        <draw:frame draw:id="id146" presentation:style-name="a902" draw:name="Text Placeholder 2" svg:x="1.38in" svg:y="2in" svg:width="9.4in" svg:height="4.75868in" presentation:class="outline" presentation:placeholder="false">
          <draw:text-box>
            <text:list text:style-name="a889">
              <text:list-item>
                <text:p text:style-name="a888" text:class-names="" text:cond-style-name=""><text:span text:style-name="a887" text:class-names=""><text:s text:c="1"/>You have deceived me (20:7).<text:s text:c="1"/></text:span></text:p>
              </text:list-item>
            </text:list>
            <text:list text:style-name="a892">
              <text:list-item>
                <text:p text:style-name="a891" text:class-names="" text:cond-style-name=""><text:span text:style-name="a890" text:class-names=""><text:s text:c="1"/>"These messages from the LORD have made me a household joke" (20:8).<text:s text:c="1"/></text:span></text:p>
              </text:list-item>
            </text:list>
            <text:list text:style-name="a895">
              <text:list-item>
                <text:p text:style-name="a894" text:class-names="" text:cond-style-name=""><text:span text:style-name="a893" text:class-names=""><text:s text:c="1"/>"Even my old friends are watching me, waiting for a fatal slip" (20:10).<text:s text:c="1"/></text:span></text:p>
              </text:list-item>
            </text:list>
            <text:list text:style-name="a898">
              <text:list-item>
                <text:p text:style-name="a897" text:class-names="" text:cond-style-name=""><text:span text:style-name="a896" text:class-names=""><text:s text:c="1"/>"I curse the day I was born!" (20:14-18).<text:s text:c="1"/></text:span></text:p>
              </text:list-item>
            </text:list>
            <text:list text:style-name="a901">
              <text:list-item>
                <text:p text:style-name="a900" text:class-names="" text:cond-style-name=""><text:span text:style-name="a899" text:class-names=""/></text:p>
              </text:list-item>
            </text:list>
          </draw:text-box>
          <svg:title/>
          <svg:desc/>
        </draw:frame>
      </draw:page>
      <draw:page draw:name="Slide33" draw:style-name="a903" draw:master-page-name="Master1-Layout12-tx-Title-and-Text" presentation:presentation-page-layout-name="Master1-PPL12" draw:id="Slide-288">
        <draw:frame draw:id="id147" presentation:style-name="a907" draw:name="Title 1" svg:x="1.38in" svg:y="0.4in" svg:width="10.6in" svg:height="1.44965in" presentation:class="title" presentation:placeholder="false">
          <draw:text-box>
            <text:p text:style-name="a906" text:class-names="" text:cond-style-name=""><text:span text:style-name="a904" text:class-names=""><text:s text:c="1"/>The prophet and the priest (20:1-18)<text:s text:c="1"/></text:span><text:span text:style-name="a905" text:class-names=""/></text:p>
          </draw:text-box>
          <svg:title/>
          <svg:desc/>
        </draw:frame>
        <draw:frame draw:id="id148" presentation:style-name="a923" draw:name="Text Placeholder 2" svg:x="1.38in" svg:y="2in" svg:width="9.4in" svg:height="4.75868in" presentation:class="outline" presentation:placeholder="false">
          <draw:text-box>
            <text:list text:style-name="a910">
              <text:list-item>
                <text:p text:style-name="a909" text:class-names="" text:cond-style-name=""><text:span text:style-name="a908" text:class-names=""><text:s text:c="1"/>The confrontation (20:1-6)<text:s text:c="1"/></text:span></text:p>
              </text:list-item>
            </text:list>
            <text:list text:style-name="a913">
              <text:list-item>
                <text:p text:style-name="a912" text:class-names="" text:cond-style-name=""><text:span text:style-name="a911" text:class-names=""><text:s text:c="1"/>The complaints (20:7-8, 10, 14-18).<text:s text:c="1"/></text:span></text:p>
              </text:list-item>
            </text:list>
            <text:list text:style-name="a916">
              <text:list-item>
                <text:p text:style-name="a915" text:class-names="" text:cond-style-name=""><text:span text:style-name="a914" text:class-names=""><text:s text:c="1"/>The constraint (20:9):</text:span></text:p>
              </text:list-item>
            </text:list>
            <text:list text:style-name="a919">
              <text:list-item>
                <text:p text:style-name="a918" text:class-names="" text:cond-style-name=""><text:span text:style-name="a917" text:class-names=""><text:s text:c="1"/>The consolation (20:11-13):<text:s text:c="1"/></text:span></text:p>
              </text:list-item>
            </text:list>
            <text:list text:style-name="a922">
              <text:list-item>
                <text:p text:style-name="a921" text:class-names="" text:cond-style-name=""><text:span text:style-name="a920" text:class-names=""/></text:p>
              </text:list-item>
            </text:list>
          </draw:text-box>
          <svg:title/>
          <svg:desc/>
        </draw:frame>
      </draw:page>
      <draw:page draw:name="Slide34" draw:style-name="a924" draw:master-page-name="Master1-Layout12-tx-Title-and-Text" presentation:presentation-page-layout-name="Master1-PPL12" draw:id="Slide-289">
        <draw:frame draw:id="id149" presentation:style-name="a928" draw:name="Title 1" svg:x="1.38in" svg:y="0.4in" svg:width="10.6in" svg:height="1.44965in" presentation:class="title" presentation:placeholder="false">
          <draw:text-box>
            <text:p text:style-name="a927" text:class-names="" text:cond-style-name=""><text:span text:style-name="a925" text:class-names="">EIGHTH SERMON (18:1-20:18)<text:s text:c="1"/></text:span><text:span text:style-name="a926" text:class-names=""/></text:p>
          </draw:text-box>
          <svg:title/>
          <svg:desc/>
        </draw:frame>
        <draw:frame draw:id="id150" presentation:style-name="a938" draw:name="Text Placeholder 2" svg:x="1.38in" svg:y="2in" svg:width="9.4in" svg:height="4.75868in" presentation:class="outline" presentation:placeholder="false">
          <draw:text-box>
            <text:list text:style-name="a931">
              <text:list-item>
                <text:p text:style-name="a930" text:class-names="" text:cond-style-name=""><text:span text:style-name="a929" text:class-names=""><text:s text:c="1"/>The prophet and the potter (18:1-19:15)<text:s text:c="1"/></text:span></text:p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><text:s text:c="1"/>The prophet and the priest (20:1-18)<text:s text:c="1"/></text:span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/></text:p>
              </text:list-item>
            </text:list>
          </draw:text-box>
          <svg:title/>
          <svg:desc/>
        </draw:frame>
      </draw:page>
      <draw:page draw:name="Slide35" draw:style-name="a939" draw:master-page-name="Master1-Layout12-tx-Title-and-Text" presentation:presentation-page-layout-name="Master1-PPL12" draw:id="Slide-290">
        <draw:frame draw:id="id151" presentation:style-name="a943" draw:name="Title 1" svg:x="1.38in" svg:y="0.4in" svg:width="10.6in" svg:height="1.44965in" presentation:class="title" presentation:placeholder="false">
          <draw:text-box>
            <text:p text:style-name="a942" text:class-names="" text:cond-style-name=""><text:span text:style-name="a940" text:class-names="">JEREMIAH 16-20<text:s text:c="1"/></text:span><text:span text:style-name="a941" text:class-names=""/></text:p>
          </draw:text-box>
          <svg:title/>
          <svg:desc/>
        </draw:frame>
        <draw:frame draw:id="id152" presentation:style-name="a953" draw:name="Text Placeholder 2" svg:x="1.38in" svg:y="2in" svg:width="9.4in" svg:height="4.75868in" presentation:class="outline" presentation:placeholder="false">
          <draw:text-box>
            <text:list text:style-name="a946">
              <text:list-item>
                <text:p text:style-name="a945" text:class-names="" text:cond-style-name=""><text:span text:style-name="a944" text:class-names="">SEVENTH SERMON (16:1-17:27)<text:s text:c="1"/></text:span></text:p>
              </text:list-item>
            </text:list>
            <text:list text:style-name="a949">
              <text:list-item>
                <text:p text:style-name="a948" text:class-names="" text:cond-style-name=""><text:span text:style-name="a947" text:class-names="">EIGHTH SERMON (18:1-20:18)<text:s text:c="1"/></text:span></text:p>
              </text:list-item>
            </text:list>
            <text:list text:style-name="a952">
              <text:list-item>
                <text:p text:style-name="a951" text:class-names="" text:cond-style-name=""><text:span text:style-name="a95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EREMIAH 16-20 </dc:title>
    <meta:initial-creator>David STRICKLAND</meta:initial-creator>
    <dc:creator>David STRICKLAND</dc:creator>
    <meta:creation-date>2020-02-23T23:13:53Z</meta:creation-date>
    <dc:date>2020-02-23T23:13:53Z</dc:date>
    <meta:template xlink:href="BibleStudy" xlink:type="simple"/>
    <meta:editing-cycles>1</meta:editing-cycles>
    <meta:editing-duration>PT0S</meta:editing-duration>
    <meta:document-statistic meta:paragraph-count="110" meta:word-count="997"/>
  </office:meta>
</office:document-meta>
</file>